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marker-end="Arrowheads_20_3" draw:marker-end-width="0.3cm" draw:fill="none" draw:textarea-vertical-align="middle"/>
    </style:style>
    <style:style style:name="gr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3"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4"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5"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729fcf" draw:textarea-horizontal-align="justify" draw:textarea-vertical-align="middle" fo:padding-top="0.145cm" fo:padding-bottom="0.145cm" fo:padding-left="0.27cm" fo:padding-right="0.27cm" fo:wrap-option="wrap" draw:shadow="hidden" draw:shadow-offset-x="0.2cm" draw:shadow-offset-y="0.2cm" draw:shadow-color="#808080"/>
    </style:style>
    <style:style style:name="gr1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729fcf" draw:textarea-horizontal-align="justify" draw:textarea-vertical-align="middle" fo:padding-top="0.145cm" fo:padding-bottom="0.145cm" fo:padding-left="0.27cm" fo:padding-right="0.27cm" fo:wrap-option="wrap" draw:shadow="hidden" draw:shadow-offset-x="0.2cm" draw:shadow-offset-y="0.2cm" draw:shadow-color="#808080"/>
    </style:style>
    <style:style style:name="gr1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29" style:family="graphic" style:parent-style-name="standard" style:list-style-name="L1">
      <style:graphic-properties draw:stroke="solid" draw:stroke-dash="_33__20_Dashes_20_3_20_Dots_20__28_var_29_" svg:stroke-width="0.081cm" svg:stroke-color="#3465a4" draw:marker-start="Arrowheads_20_2" draw:marker-start-width="0.321cm" draw:marker-start-center="false" draw:marker-end="" draw:marker-end-width="0.321cm" draw:marker-end-center="false" svg:stroke-linecap="round" draw:fill="none" draw:fill-color="#729fcf" draw:textarea-horizontal-align="center" draw:textarea-vertical-align="middle" fo:padding-top="0.165cm" fo:padding-bottom="0.165cm" fo:padding-left="0.29cm" fo:padding-right="0.29cm" fo:wrap-option="wrap" draw:shadow="hidden" draw:shadow-offset-x="0.2cm" draw:shadow-offset-y="0.2cm" draw:shadow-color="#808080"/>
    </style:style>
    <style:style style:name="gr30"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31"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3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33"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34"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3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objectwithoutfill">
      <style:graphic-properties draw:marker-end="Arrowheads_20_7" draw:marker-end-width="0.3cm" draw:fill="none" draw:textarea-vertical-align="middle"/>
    </style:style>
    <style:style style:name="gr64"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70" style:family="graphic" style:parent-style-name="objectwithoutfill">
      <style:graphic-properties draw:marker-end="Arrowheads_20_5" draw:marker-end-width="0.3cm" draw:fill="none" draw:textarea-vertical-align="middle"/>
    </style:style>
    <style:style style:name="gr71" style:family="graphic" style:parent-style-name="objectwithoutfill">
      <style:graphic-properties draw:marker-end="Arrowheads_20_8" draw:marker-end-width="0.3cm" draw:fill="none" draw:textarea-vertical-align="middle"/>
    </style:style>
    <style:style style:name="gr7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398cm" fo:min-width="1.566cm" fo:padding-top="0.165cm" fo:padding-bottom="0.165cm" fo:padding-left="0.29cm" fo:padding-right="0.29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742cm" fo:min-width="1.696cm" fo:padding-top="0.165cm" fo:padding-bottom="0.165cm" fo:padding-left="0.29cm" fo:padding-right="0.29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999999"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4"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cccccc"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5"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eeeeee"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6"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999999"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7"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dddddd"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8"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b2b2b2"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89"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ea7500"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0"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ffb66c"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1"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ff8000"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2"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729fc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3" style:family="graphic" style:parent-style-name="standard" style:list-style-name="L1">
      <style:graphic-properties draw:stroke="none" draw:stroke-dash="Dashed_20__28_var_29__20_4" svg:stroke-width="0cm" svg:stroke-color="#173f4f" draw:marker-start="" draw:marker-start-width="0.2cm" draw:marker-start-center="false" draw:marker-end="" draw:marker-end-width="0.2cm" draw:marker-end-center="false" draw:stroke-linejoin="none" svg:stroke-linecap="butt" draw:fill="solid" draw:fill-color="#3465a4"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4"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2.05cm" fo:min-width="1.504cm" fo:padding-top="0.125cm" fo:padding-bottom="0.125cm" fo:padding-left="0.25cm" fo:padding-right="0.25cm" fo:wrap-option="wrap" draw:shadow="hidden" draw:shadow-offset-x="0.2cm" draw:shadow-offset-y="0.2cm" draw:shadow-color="#808080"/>
    </style:style>
    <style:style style:name="gr95"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96"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97"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2.125cm" fo:min-width="1.939cm" fo:padding-top="0.125cm" fo:padding-bottom="0.125cm" fo:padding-left="0.25cm" fo:padding-right="0.25cm" fo:wrap-option="wrap" draw:shadow="hidden" draw:shadow-offset-x="0.2cm" draw:shadow-offset-y="0.2cm" draw:shadow-color="#808080"/>
    </style:style>
    <style:style style:name="gr98"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5cm" draw:marker-end-center="false" draw:stroke-linejoin="round" svg:stroke-linecap="butt" draw:fill="solid" draw:fill-color="#000000"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99"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none" draw:fill-color="#ffffff" draw:textarea-horizontal-align="justify" draw:textarea-vertical-align="middle" draw:auto-grow-height="false" fo:min-height="0.557cm" fo:min-width="0.329cm" fo:padding-top="0.142cm" fo:padding-bottom="0.142cm" fo:padding-left="0.267cm" fo:padding-right="0.267cm" fo:wrap-option="wrap" draw:shadow="hidden" draw:shadow-offset-x="0.2cm" draw:shadow-offset-y="0.2cm" draw:shadow-color="#808080"/>
    </style:style>
    <style:style style:name="gr100"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101"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102"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103"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10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_33__20_Dashes_20_3_20_Dots_20__28_var_29_" svg:stroke-width="0.081cm" svg:stroke-color="#3465a4" draw:marker-start="Arrowheads_20_2" draw:marker-start-width="0.321cm" draw:marker-start-center="false" draw:marker-end="" draw:marker-end-width="0.321cm" draw:marker-end-center="false" svg:stroke-linecap="round" draw:fill="none" draw:fill-color="#729fcf" draw:textarea-horizontal-align="center" draw:textarea-vertical-align="middle" fo:padding-top="0.165cm" fo:padding-bottom="0.165cm" fo:padding-left="0.29cm" fo:padding-right="0.29cm" fo:wrap-option="wrap" draw:shadow="hidden" draw:shadow-offset-x="0.2cm" draw:shadow-offset-y="0.2cm" draw:shadow-color="#808080"/>
    </style:style>
    <style:style style:name="gr150" style:family="graphic" style:parent-style-name="objectwithoutfill">
      <style:graphic-properties draw:marker-end="Arrowheads_20_9" draw:marker-end-width="0.3cm" draw:fill="none" draw:textarea-vertical-align="middle"/>
    </style:style>
    <style:style style:name="gr151" style:family="graphic" style:parent-style-name="objectwithoutfill">
      <style:graphic-properties draw:marker-end="Arrowheads_20_10"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3465a4" loext:opacity="100%" style:text-outline="false" style:text-line-through-style="none" style:text-line-through-type="none" style:font-name="Liberation Sans" fo:font-size="10.5pt" fo:language="en" fo:country="US"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P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0.5pt" fo:language="en" fo:country="US"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0.5pt" fo:language="en" fo:country="US"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P7"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7f7f7f"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ea75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b66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8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3"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00000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font-name="Liberation Sans" fo:font-size="10.5pt" fo:language="en" fo:country="US"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9.343cm" svg:y1="12.812cm" svg:x2="8.073cm" svg:y2="12.812cm">
          <text:p/>
        </draw:line>
        <draw:custom-shape draw:style-name="gr2" draw:text-style-name="P2" draw:layer="layout" svg:width="2.276cm" svg:height="2.858cm" svg:x="9.106cm" svg:y="11.325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276cm" svg:height="1.072cm" svg:x="9.106cm" svg:y="13.826cm">
          <text:p text:style-name="P3"><text:span text:style-name="T1">MC Group</text:span></text:p>
          <draw:enhanced-geometry svg:viewBox="0 0 21600 21600" draw:mirror-horizontal="false" draw:mirror-vertical="false" draw:type="rectangle" draw:enhanced-path="M 0 0 L 21600 0 21600 21600 0 21600 0 0 Z N"/>
        </draw:custom-shape>
        <draw:line draw:style-name="gr1" draw:text-style-name="P1" draw:layer="layout" svg:x1="12.742cm" svg:y1="12.812cm" svg:x2="11.472cm" svg:y2="12.812cm">
          <text:p/>
        </draw:line>
        <draw:custom-shape draw:style-name="gr4" draw:text-style-name="P2" draw:layer="layout" svg:width="2.276cm" svg:height="2.858cm" svg:x="12.607cm" svg:y="11.326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276cm" svg:height="1.072cm" svg:x="12.607cm" svg:y="13.827cm">
          <text:p text:style-name="P5"><text:span text:style-name="T1">Region</text:span></text:p>
          <draw:enhanced-geometry svg:viewBox="0 0 21600 21600" draw:mirror-horizontal="false" draw:mirror-vertical="false" draw:type="rectangle" draw:enhanced-path="M 0 0 L 21600 0 21600 21600 0 21600 0 0 Z N"/>
        </draw:custom-shape>
        <draw:g>
          <draw:glue-point draw:id="4" svg:x="-0.729cm" svg:y="5cm"/>
          <draw:glue-point draw:id="5" svg:x="-4.246cm" svg:y="3.73cm"/>
          <draw:glue-point draw:id="6" svg:x="2.788cm" svg:y="3.73cm"/>
          <draw:path draw:style-name="gr6" draw:text-style-name="P7" draw:layer="layout" svg:width="0.514cm" svg:height="0.361cm" svg:x="13.861cm" svg:y="13.186cm" svg:viewBox="0 0 515 362" svg:d="M0 362c124 0 407 0 497-181s-181-181-226-181c0 77-271 258-271 362z">
            <text:p/>
          </draw:path>
          <draw:g>
            <draw:path draw:style-name="gr7" draw:text-style-name="P8" draw:layer="layout" svg:width="0.631cm" svg:height="0.839cm" svg:x="13.544cm" svg:y="12.696cm" svg:viewBox="0 0 632 840" svg:d="M0 646l64-543c180-26 478 52 478-103l90 646c0 258-632 258-632 0z">
              <text:p/>
            </draw:path>
            <draw:path draw:style-name="gr8" draw:text-style-name="P9" draw:layer="layout" svg:width="0.45cm" svg:height="0.257cm" svg:x="13.635cm" svg:y="12.567cm" svg:viewBox="0 0 451 258" svg:d="M390 35c82 47 82 141 0 188s-247 47-329 0c-81-47-81-141 0-188 83-47 247-46 329 0z">
              <text:p/>
            </draw:path>
            <draw:path draw:style-name="gr9" draw:text-style-name="P10" draw:layer="layout" svg:width="1.072cm" svg:height="1.039cm" svg:x="13.078cm" svg:y="11.79cm" svg:viewBox="0 0 1073 1040" svg:d="M1017 42c82 47 88 567-81 761-181 283-768 283-903 154-136-129 181-491 361-645 180-155 406-413 623-270z">
              <text:p/>
            </draw:path>
            <draw:path draw:style-name="gr10" draw:text-style-name="P9" draw:layer="layout" svg:width="0.989cm" svg:height="0.987cm" svg:x="13.09cm" svg:y="11.777cm" svg:viewBox="0 0 990 988" svg:d="M969 14c83 47-96 413-228 555-133 142-630 504-720 401-91-103 135-465 316-620 180-155 452-413 632-336z">
              <text:p/>
            </draw:path>
            <draw:path draw:style-name="gr11" draw:text-style-name="P11" draw:layer="layout" svg:width="1.085cm" svg:height="1.756cm" svg:x="13.091cm" svg:y="11.778cm" svg:viewBox="0 0 1086 1757" svg:d="M454 1564l63-517c0 0-406 52-497-78-90-128 140-468 317-619 177-153 451-413 632-336s90 646-45 801c0 0 87 58 72 103l90 646c0 258-632 258-632 0z">
              <text:p/>
            </draw:path>
            <draw:polygon draw:style-name="gr12" draw:text-style-name="P12" draw:layer="layout" svg:width="0.089cm" svg:height="0.67cm" svg:x="13.247cm" svg:y="11.766cm" svg:viewBox="0 0 90 671" draw:points="45,671 45,103 0,51 45,0 90,51 45,103">
              <text:p/>
            </draw:polygon>
            <draw:line draw:style-name="gr13" draw:text-style-name="P13" draw:layer="layout" svg:x1="13.699cm" svg:y1="12.385cm" svg:x2="13.292cm" svg:y2="11.817cm">
              <text:p/>
            </draw:line>
            <draw:line draw:style-name="gr14" draw:text-style-name="P13" draw:layer="layout" svg:x1="13.337cm" svg:y1="11.817cm" svg:x2="13.834cm" svg:y2="11.946cm">
              <text:p/>
            </draw:line>
          </draw:g>
        </draw:g>
        <draw:g>
          <draw:glue-point draw:id="4" svg:x="-0.729cm" svg:y="5cm"/>
          <draw:glue-point draw:id="5" svg:x="-4.246cm" svg:y="3.73cm"/>
          <draw:glue-point draw:id="6" svg:x="2.788cm" svg:y="3.73cm"/>
          <draw:path draw:style-name="gr15" draw:text-style-name="P7" draw:layer="layout" svg:width="0.574cm" svg:height="0.412cm" svg:x="10.267cm" svg:y="13.085cm" svg:viewBox="0 0 575 413" svg:d="M0 413c139 0 454 0 555-207 100-206-202-206-252-206 0 88-303 295-303 413z">
            <text:p/>
          </draw:path>
          <draw:g>
            <draw:path draw:style-name="gr16" draw:text-style-name="P8" draw:layer="layout" svg:width="0.705cm" svg:height="0.957cm" svg:x="9.914cm" svg:y="12.526cm" svg:viewBox="0 0 706 958" svg:d="M0 737l101-737c0 177 504 177 504 0l101 737c0 294-706 294-706 0z">
              <text:p/>
            </draw:path>
            <draw:path draw:style-name="gr17" draw:text-style-name="P9" draw:layer="layout" svg:width="0.503cm" svg:height="0.293cm" svg:x="10.015cm" svg:y="12.379cm" svg:viewBox="0 0 504 294" svg:d="M435 40c92 54 92 160 0 214s-275 54-366 0c-92-54-92-160 0-214 92-53 275-53 366 0z">
              <text:p/>
            </draw:path>
            <draw:path draw:style-name="gr18" draw:text-style-name="P11" draw:layer="layout" svg:width="0.705cm" svg:height="1.112cm" svg:x="9.914cm" svg:y="12.371cm" svg:viewBox="0 0 706 1113" svg:d="M0 891l101-736c0-207 504-207 504 0l101 736c0 295-706 295-706 0z">
              <text:p/>
            </draw:path>
            <draw:polygon draw:style-name="gr19" draw:text-style-name="P12" draw:layer="layout" svg:width="0.1cm" svg:height="0.677cm" svg:x="10.216cm" svg:y="11.848cm" svg:viewBox="0 0 101 678" draw:points="50,678 50,118 0,59 50,0 101,59 50,118">
              <text:p/>
            </draw:polygon>
            <draw:path draw:style-name="gr20" draw:text-style-name="P14" draw:layer="layout" svg:width="0.075cm" svg:height="0.235cm" svg:x="10.317cm" svg:y="11.79cm" svg:viewBox="0 0 76 236" svg:d="M0 0c101 59 101 177 0 236">
              <text:p/>
            </draw:path>
            <draw:path draw:style-name="gr21" draw:text-style-name="P14" draw:layer="layout" svg:width="0.074cm" svg:height="0.235cm" svg:x="10.141cm" svg:y="11.79cm" svg:viewBox="0 0 75 236" svg:d="M75 0c-100 59-100 177 0 236">
              <text:p/>
            </draw:path>
            <draw:path draw:style-name="gr22" draw:text-style-name="P14" draw:layer="layout" svg:width="0.075cm" svg:height="0.294cm" svg:x="10.04cm" svg:y="11.76cm" svg:viewBox="0 0 76 295" svg:d="M75 0c-100 59-100 235 1 295">
              <text:p/>
            </draw:path>
            <draw:path draw:style-name="gr23" draw:text-style-name="P14" draw:layer="layout" svg:width="0.075cm" svg:height="0.294cm" svg:x="10.418cm" svg:y="11.76cm" svg:viewBox="0 0 76 295" svg:d="M0 0c101 59 101 235 0 295">
              <text:p/>
            </draw:path>
            <draw:path draw:style-name="gr24" draw:text-style-name="P14" draw:layer="layout" svg:width="0.074cm" svg:height="0.412cm" svg:x="9.939cm" svg:y="11.701cm" svg:viewBox="0 0 75 413" svg:d="M75 0c-100 59-100 353 0 413">
              <text:p/>
            </draw:path>
            <draw:path draw:style-name="gr25" draw:text-style-name="P14" draw:layer="layout" svg:width="0.075cm" svg:height="0.412cm" svg:x="10.519cm" svg:y="11.701cm" svg:viewBox="0 0 76 413" svg:d="M0 0c101 59 101 353 0 413">
              <text:p/>
            </draw:path>
            <draw:path draw:style-name="gr26" draw:text-style-name="P14" draw:layer="layout" svg:width="0.075cm" svg:height="0.529cm" svg:x="9.838cm" svg:y="11.642cm" svg:viewBox="0 0 76 530" svg:d="M76 0c-101 59-101 471-1 530">
              <text:p/>
            </draw:path>
            <draw:path draw:style-name="gr27" draw:text-style-name="P14" draw:layer="layout" svg:width="0.075cm" svg:height="0.529cm" svg:x="10.62cm" svg:y="11.642cm" svg:viewBox="0 0 76 530" svg:d="M0 0c101 59 101 471 0 530">
              <text:p/>
            </draw:path>
          </draw:g>
        </draw:g>
        <draw:line draw:style-name="gr1" draw:text-style-name="P1" draw:layer="layout" svg:x1="16.24cm" svg:y1="12.912cm" svg:x2="14.97cm" svg:y2="12.912cm">
          <text:p/>
        </draw:line>
        <draw:custom-shape draw:style-name="gr28" draw:text-style-name="P2" draw:layer="layout" svg:width="2.276cm" svg:height="2.858cm" svg:x="16.108cm" svg:y="11.3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name="curve-top-line 2" draw:style-name="gr29" draw:text-style-name="P15" draw:layer="layout" svg:width="5.216cm" svg:height="6.031cm" draw:transform="rotate (1.5707963267949) translate (11.16cm 8.309cm)" svg:viewBox="0 0 5217 6032" svg:d="M5217 59c0-517-14 2516-14 3034 0 599-24 1023-69 1470-46 446-112 817-191 1075-80 259-183 394-248 394l-4695-17">
          <text:p/>
        </draw:path>
        <draw:custom-shape draw:style-name="gr30" draw:text-style-name="P6" draw:layer="layout" svg:width="2.276cm" svg:height="1.072cm" svg:x="16.108cm" svg:y="13.828cm">
          <text:p text:style-name="P5"><text:span text:style-name="T1">Campaign</text:span></text:p>
          <draw:enhanced-geometry svg:viewBox="0 0 21600 21600" draw:mirror-horizontal="false" draw:mirror-vertical="false" draw:type="rectangle" draw:enhanced-path="M 0 0 L 21600 0 21600 21600 0 21600 0 0 Z N"/>
        </draw:custom-shape>
        <draw:line draw:style-name="gr1" draw:text-style-name="P1" draw:layer="layout" svg:x1="12.741cm" svg:y1="7.812cm" svg:x2="11.471cm" svg:y2="7.812cm">
          <text:p/>
        </draw:line>
        <draw:custom-shape draw:style-name="gr31" draw:text-style-name="P2" draw:layer="layout" svg:width="2.276cm" svg:height="2.858cm" svg:x="12.608cm" svg:y="6.2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 draw:layer="layout" svg:width="2.276cm" svg:height="1.072cm" svg:x="12.608cm" svg:y="8.728cm">
          <text:p text:style-name="P3"><text:span text:style-name="T1">Device set</text:span></text:p>
          <draw:enhanced-geometry svg:viewBox="0 0 21600 21600" draw:mirror-horizontal="false" draw:mirror-vertical="false" draw:type="rectangle" draw:enhanced-path="M 0 0 L 21600 0 21600 21600 0 21600 0 0 Z N"/>
        </draw:custom-shape>
        <draw:custom-shape draw:style-name="gr33" draw:text-style-name="P2" draw:layer="layout" svg:width="2.276cm" svg:height="2.858cm" svg:x="9.107cm" svg:y="6.226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 draw:layer="layout" svg:width="2.276cm" svg:height="1.072cm" svg:x="9.107cm" svg:y="8.727cm">
          <text:p text:style-name="P3"><text:span text:style-name="T1">Device</text:span></text:p>
          <draw:enhanced-geometry svg:viewBox="0 0 21600 21600" draw:mirror-horizontal="false" draw:mirror-vertical="false" draw:type="rectangle" draw:enhanced-path="M 0 0 L 21600 0 21600 21600 0 21600 0 0 Z N"/>
        </draw:custom-shape>
        <draw:g>
          <draw:glue-point draw:id="4" svg:x="-0.729cm" svg:y="5cm"/>
          <draw:glue-point draw:id="5" svg:x="-4.246cm" svg:y="3.73cm"/>
          <draw:glue-point draw:id="6" svg:x="2.788cm" svg:y="3.73cm"/>
          <draw:path draw:style-name="gr35" draw:text-style-name="P7" draw:layer="layout" svg:width="0.574cm" svg:height="0.412cm" svg:x="10.268cm" svg:y="7.986cm" svg:viewBox="0 0 575 413" svg:d="M0 413c139 0 454 0 555-207 100-206-202-206-252-206 0 88-303 295-303 413z">
            <text:p/>
          </draw:path>
          <draw:g>
            <draw:path draw:style-name="gr36" draw:text-style-name="P8" draw:layer="layout" svg:width="0.705cm" svg:height="0.957cm" svg:x="9.915cm" svg:y="7.427cm" svg:viewBox="0 0 706 958" svg:d="M0 737l101-737c0 177 504 177 504 0l101 737c0 294-706 294-706 0z">
              <text:p/>
            </draw:path>
            <draw:path draw:style-name="gr37" draw:text-style-name="P9" draw:layer="layout" svg:width="0.503cm" svg:height="0.293cm" svg:x="10.016cm" svg:y="7.28cm" svg:viewBox="0 0 504 294" svg:d="M435 40c92 54 92 160 0 214s-275 54-366 0c-92-54-92-160 0-214 92-53 275-53 366 0z">
              <text:p/>
            </draw:path>
            <draw:path draw:style-name="gr38" draw:text-style-name="P11" draw:layer="layout" svg:width="0.705cm" svg:height="1.112cm" svg:x="9.915cm" svg:y="7.272cm" svg:viewBox="0 0 706 1113" svg:d="M0 891l101-736c0-207 504-207 504 0l101 736c0 295-706 295-706 0z">
              <text:p/>
            </draw:path>
            <draw:polygon draw:style-name="gr39" draw:text-style-name="P12" draw:layer="layout" svg:width="0.1cm" svg:height="0.677cm" svg:x="10.217cm" svg:y="6.749cm" svg:viewBox="0 0 101 678" draw:points="50,678 50,118 0,59 50,0 101,59 50,118">
              <text:p/>
            </draw:polygon>
            <draw:path draw:style-name="gr40" draw:text-style-name="P14" draw:layer="layout" svg:width="0.075cm" svg:height="0.235cm" svg:x="10.318cm" svg:y="6.691cm" svg:viewBox="0 0 76 236" svg:d="M0 0c101 59 101 177 0 236">
              <text:p/>
            </draw:path>
            <draw:path draw:style-name="gr41" draw:text-style-name="P14" draw:layer="layout" svg:width="0.074cm" svg:height="0.235cm" svg:x="10.142cm" svg:y="6.691cm" svg:viewBox="0 0 75 236" svg:d="M75 0c-100 59-100 177 0 236">
              <text:p/>
            </draw:path>
            <draw:path draw:style-name="gr42" draw:text-style-name="P14" draw:layer="layout" svg:width="0.075cm" svg:height="0.294cm" svg:x="10.041cm" svg:y="6.661cm" svg:viewBox="0 0 76 295" svg:d="M75 0c-100 59-100 235 1 295">
              <text:p/>
            </draw:path>
            <draw:path draw:style-name="gr43" draw:text-style-name="P14" draw:layer="layout" svg:width="0.075cm" svg:height="0.294cm" svg:x="10.419cm" svg:y="6.661cm" svg:viewBox="0 0 76 295" svg:d="M0 0c101 59 101 235 0 295">
              <text:p/>
            </draw:path>
            <draw:path draw:style-name="gr44" draw:text-style-name="P14" draw:layer="layout" svg:width="0.074cm" svg:height="0.412cm" svg:x="9.94cm" svg:y="6.602cm" svg:viewBox="0 0 75 413" svg:d="M75 0c-100 59-100 353 0 413">
              <text:p/>
            </draw:path>
            <draw:path draw:style-name="gr45" draw:text-style-name="P14" draw:layer="layout" svg:width="0.075cm" svg:height="0.412cm" svg:x="10.52cm" svg:y="6.602cm" svg:viewBox="0 0 76 413" svg:d="M0 0c101 59 101 353 0 413">
              <text:p/>
            </draw:path>
            <draw:path draw:style-name="gr46" draw:text-style-name="P14" draw:layer="layout" svg:width="0.075cm" svg:height="0.529cm" svg:x="9.839cm" svg:y="6.543cm" svg:viewBox="0 0 76 530" svg:d="M76 0c-101 59-101 471-1 530">
              <text:p/>
            </draw:path>
            <draw:path draw:style-name="gr47" draw:text-style-name="P14" draw:layer="layout" svg:width="0.075cm" svg:height="0.529cm" svg:x="10.621cm" svg:y="6.543cm" svg:viewBox="0 0 76 530" svg:d="M0 0c101 59 101 471 0 530">
              <text:p/>
            </draw:path>
          </draw:g>
        </draw:g>
        <draw:custom-shape draw:style-name="gr48" draw:text-style-name="P2" draw:layer="layout" svg:width="2.276cm" svg:height="2.858cm" svg:x="8.808cm" svg:y="6.4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 draw:layer="layout" svg:width="2.276cm" svg:height="1.072cm" svg:x="8.808cm" svg:y="8.928cm">
          <text:p text:style-name="P3"><text:span text:style-name="T1">Device</text:span></text:p>
          <draw:enhanced-geometry svg:viewBox="0 0 21600 21600" draw:mirror-horizontal="false" draw:mirror-vertical="false" draw:type="rectangle" draw:enhanced-path="M 0 0 L 21600 0 21600 21600 0 21600 0 0 Z N"/>
        </draw:custom-shape>
        <draw:g>
          <draw:glue-point draw:id="4" svg:x="-0.729cm" svg:y="5cm"/>
          <draw:glue-point draw:id="5" svg:x="-4.246cm" svg:y="3.73cm"/>
          <draw:glue-point draw:id="6" svg:x="2.788cm" svg:y="3.73cm"/>
          <draw:path draw:style-name="gr50" draw:text-style-name="P7" draw:layer="layout" svg:width="0.574cm" svg:height="0.412cm" svg:x="9.769cm" svg:y="8.187cm" svg:viewBox="0 0 575 413" svg:d="M0 413c139 0 454 0 555-207 100-206-202-206-252-206 0 88-303 295-303 413z">
            <text:p/>
          </draw:path>
          <draw:g>
            <draw:path draw:style-name="gr51" draw:text-style-name="P8" draw:layer="layout" svg:width="0.705cm" svg:height="0.957cm" svg:x="9.416cm" svg:y="7.628cm" svg:viewBox="0 0 706 958" svg:d="M0 737l101-737c0 177 504 177 504 0l101 737c0 294-706 294-706 0z">
              <text:p/>
            </draw:path>
            <draw:path draw:style-name="gr52" draw:text-style-name="P9" draw:layer="layout" svg:width="0.503cm" svg:height="0.293cm" svg:x="9.517cm" svg:y="7.481cm" svg:viewBox="0 0 504 294" svg:d="M435 40c92 54 92 160 0 214s-275 54-366 0c-92-54-92-160 0-214 92-53 275-53 366 0z">
              <text:p/>
            </draw:path>
            <draw:path draw:style-name="gr53" draw:text-style-name="P11" draw:layer="layout" svg:width="0.705cm" svg:height="1.112cm" svg:x="9.416cm" svg:y="7.473cm" svg:viewBox="0 0 706 1113" svg:d="M0 891l101-736c0-207 504-207 504 0l101 736c0 295-706 295-706 0z">
              <text:p/>
            </draw:path>
            <draw:polygon draw:style-name="gr54" draw:text-style-name="P12" draw:layer="layout" svg:width="0.1cm" svg:height="0.677cm" svg:x="9.718cm" svg:y="6.95cm" svg:viewBox="0 0 101 678" draw:points="50,678 50,118 0,59 50,0 101,59 50,118">
              <text:p/>
            </draw:polygon>
            <draw:path draw:style-name="gr55" draw:text-style-name="P14" draw:layer="layout" svg:width="0.075cm" svg:height="0.235cm" svg:x="9.819cm" svg:y="6.892cm" svg:viewBox="0 0 76 236" svg:d="M0 0c101 59 101 177 0 236">
              <text:p/>
            </draw:path>
            <draw:path draw:style-name="gr56" draw:text-style-name="P14" draw:layer="layout" svg:width="0.074cm" svg:height="0.235cm" svg:x="9.643cm" svg:y="6.892cm" svg:viewBox="0 0 75 236" svg:d="M75 0c-100 59-100 177 0 236">
              <text:p/>
            </draw:path>
            <draw:path draw:style-name="gr57" draw:text-style-name="P14" draw:layer="layout" svg:width="0.075cm" svg:height="0.294cm" svg:x="9.542cm" svg:y="6.862cm" svg:viewBox="0 0 76 295" svg:d="M75 0c-100 59-100 235 1 295">
              <text:p/>
            </draw:path>
            <draw:path draw:style-name="gr58" draw:text-style-name="P14" draw:layer="layout" svg:width="0.075cm" svg:height="0.294cm" svg:x="9.92cm" svg:y="6.862cm" svg:viewBox="0 0 76 295" svg:d="M0 0c101 59 101 235 0 295">
              <text:p/>
            </draw:path>
            <draw:path draw:style-name="gr59" draw:text-style-name="P14" draw:layer="layout" svg:width="0.074cm" svg:height="0.412cm" svg:x="9.441cm" svg:y="6.803cm" svg:viewBox="0 0 75 413" svg:d="M75 0c-100 59-100 353 0 413">
              <text:p/>
            </draw:path>
            <draw:path draw:style-name="gr60" draw:text-style-name="P14" draw:layer="layout" svg:width="0.075cm" svg:height="0.412cm" svg:x="10.021cm" svg:y="6.803cm" svg:viewBox="0 0 76 413" svg:d="M0 0c101 59 101 353 0 413">
              <text:p/>
            </draw:path>
            <draw:path draw:style-name="gr61" draw:text-style-name="P14" draw:layer="layout" svg:width="0.075cm" svg:height="0.529cm" svg:x="9.34cm" svg:y="6.744cm" svg:viewBox="0 0 76 530" svg:d="M76 0c-101 59-101 471-1 530">
              <text:p/>
            </draw:path>
            <draw:path draw:style-name="gr62" draw:text-style-name="P14" draw:layer="layout" svg:width="0.075cm" svg:height="0.529cm" svg:x="10.122cm" svg:y="6.744cm" svg:viewBox="0 0 76 530" svg:d="M0 0c101 59 101 471 0 530">
              <text:p/>
            </draw:path>
          </draw:g>
        </draw:g>
        <draw:line draw:style-name="gr63" draw:text-style-name="P1" draw:layer="layout" svg:x1="8.52cm" svg:y1="7.832cm" svg:x2="4.392cm" svg:y2="7.855cm">
          <text:p/>
        </draw:line>
        <draw:custom-shape draw:style-name="gr64" draw:text-style-name="P2" draw:layer="layout" svg:width="2.276cm" svg:height="2.858cm" svg:x="8.509cm" svg:y="6.628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 draw:layer="layout" svg:width="2.276cm" svg:height="1.072cm" svg:x="8.509cm" svg:y="9.129cm">
          <text:p text:style-name="P3"><text:span text:style-name="T1">Device</text:span></text:p>
          <draw:enhanced-geometry svg:viewBox="0 0 21600 21600" draw:mirror-horizontal="false" draw:mirror-vertical="false" draw:type="rectangle" draw:enhanced-path="M 0 0 L 21600 0 21600 21600 0 21600 0 0 Z N"/>
        </draw:custom-shape>
        <draw:custom-shape draw:style-name="gr66" draw:text-style-name="P2" draw:layer="layout" svg:width="2.276cm" svg:height="2.858cm" svg:x="5.707cm" svg:y="11.326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 draw:layer="layout" svg:width="2.276cm" svg:height="1.072cm" svg:x="5.707cm" svg:y="13.827cm">
          <text:p text:style-name="P3"><text:span text:style-name="T1">ISM band</text:span></text:p>
          <draw:enhanced-geometry svg:viewBox="0 0 21600 21600" draw:mirror-horizontal="false" draw:mirror-vertical="false" draw:type="rectangle" draw:enhanced-path="M 0 0 L 21600 0 21600 21600 0 21600 0 0 Z N"/>
        </draw:custom-shape>
        <draw:custom-shape draw:style-name="gr68" draw:text-style-name="P2" draw:layer="layout" svg:width="2.276cm" svg:height="2.858cm" svg:x="2.108cm" svg:y="6.6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4" draw:layer="layout" svg:width="2.276cm" svg:height="1.072cm" svg:x="2.108cm" svg:y="9.128cm">
          <text:p text:style-name="P3"><text:span text:style-name="T1">Device Profile</text:span></text:p>
          <draw:enhanced-geometry svg:viewBox="0 0 21600 21600" draw:mirror-horizontal="false" draw:mirror-vertical="false" draw:type="rectangle" draw:enhanced-path="M 0 0 L 21600 0 21600 21600 0 21600 0 0 Z N"/>
        </draw:custom-shape>
        <draw:line draw:style-name="gr70" draw:text-style-name="P1" draw:layer="layout" svg:x1="8.937cm" svg:y1="3.092cm" svg:x2="4.492cm" svg:y2="3.11cm">
          <text:p/>
        </draw:line>
        <draw:line draw:style-name="gr71" draw:text-style-name="P1" draw:layer="layout" svg:x1="8.837cm" svg:y1="3.092cm" svg:x2="4.392cm" svg:y2="7.537cm">
          <text:p/>
        </draw:line>
        <draw:custom-shape draw:style-name="gr72" draw:text-style-name="P2" draw:layer="layout" svg:width="2.276cm" svg:height="2.858cm" svg:x="8.808cm" svg:y="1.427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 draw:layer="layout" svg:width="2.276cm" svg:height="1.072cm" svg:x="8.808cm" svg:y="3.928cm">
          <text:p text:style-name="P3"><text:span text:style-name="T1">File</text:span></text:p>
          <draw:enhanced-geometry svg:viewBox="0 0 21600 21600" draw:mirror-horizontal="false" draw:mirror-vertical="false" draw:type="rectangle" draw:enhanced-path="M 0 0 L 21600 0 21600 21600 0 21600 0 0 Z N"/>
        </draw:custom-shape>
        <draw:custom-shape draw:style-name="gr74" draw:text-style-name="P2" draw:layer="layout" svg:width="2.276cm" svg:height="2.858cm" svg:x="2.109cm" svg:y="1.428cm">
          <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 draw:layer="layout" svg:width="2.276cm" svg:height="1.072cm" svg:x="2.109cm" svg:y="3.929cm">
          <text:p text:style-name="P3"><text:span text:style-name="T1">Smart Delta key</text:span></text:p>
          <draw:enhanced-geometry svg:viewBox="0 0 21600 21600" draw:mirror-horizontal="false" draw:mirror-vertical="false" draw:type="rectangle" draw:enhanced-path="M 0 0 L 21600 0 21600 21600 0 21600 0 0 Z N"/>
        </draw:custom-shape>
        <draw:g>
          <draw:polygon draw:style-name="gr76" draw:text-style-name="P16" draw:layer="layout" svg:width="0.771cm" svg:height="0.752cm" svg:x="2.587cm" svg:y="2.378cm" svg:viewBox="0 0 772 753" draw:points="772,753 772,443 0,0 2,310">
            <text:p/>
          </draw:polygon>
          <draw:polygon draw:style-name="gr77" draw:text-style-name="P17" draw:layer="layout" svg:width="1.15cm" svg:height="0.663cm" svg:x="2.589cm" svg:y="2.157cm" svg:viewBox="0 0 1151 664" draw:points="768,664 1151,443 383,0 0,221">
            <text:p/>
          </draw:polygon>
          <draw:polygon draw:style-name="gr78" draw:text-style-name="P18" draw:layer="layout" svg:width="0.383cm" svg:height="0.53cm" svg:x="3.357cm" svg:y="2.599cm" svg:viewBox="0 0 384 531" draw:points="384,310 383,0 0,221 0,531">
            <text:p/>
          </draw:polygon>
          <draw:polygon draw:style-name="gr79" draw:text-style-name="P8" draw:layer="layout" svg:width="0.23cm" svg:height="0.265cm" svg:x="3.664cm" svg:y="2.865cm" svg:viewBox="0 0 231 266" draw:points="231,133 231,0 0,133 1,266">
            <text:p/>
          </draw:polygon>
          <draw:polygon draw:style-name="gr80" draw:text-style-name="P19" draw:layer="layout" svg:width="0.231cm" svg:height="0.265cm" svg:x="3.433cm" svg:y="2.865cm" svg:viewBox="0 0 232 266" draw:points="232,266 232,133 0,0 2,133">
            <text:p/>
          </draw:polygon>
          <draw:polygon draw:style-name="gr81" draw:text-style-name="P20" draw:layer="layout" svg:width="0.459cm" svg:height="0.265cm" svg:x="3.435cm" svg:y="2.732cm" svg:viewBox="0 0 460 266" draw:points="230,266 460,133 230,0 0,133">
            <text:p/>
          </draw:polygon>
          <draw:polygon draw:style-name="gr82" draw:text-style-name="P11" draw:layer="layout" svg:width="1.305cm" svg:height="0.973cm" svg:x="2.589cm" svg:y="2.157cm" svg:viewBox="0 0 1306 974" draw:points="922,886 1076,974 1306,841 1306,709 1152,620 1152,443 383,0 2,221 0,531 769,974">
            <text:p/>
          </draw:polygon>
        </draw:g>
        <draw:g>
          <draw:path draw:style-name="gr83" draw:text-style-name="P21" draw:layer="layout" svg:width="1.238cm" svg:height="0.542cm" svg:x="16.631cm" svg:y="12.439cm" svg:viewBox="0 0 1239 543" svg:d="M0 162c207-54 413-108 620-162 206 54 413 108 619 162-206 127-413 254-619 381-207-127-413-254-620-381z">
            <text:p/>
          </draw:path>
          <draw:path draw:style-name="gr84" draw:text-style-name="P22" draw:layer="layout" svg:width="0.793cm" svg:height="0.729cm" svg:x="17.251cm" svg:y="12.6cm" svg:viewBox="0 0 794 730" svg:d="M620 0c-207 127-414 254-620 381 0 116 0 233 0 349 265-163 794-477 794-477 0 0-116-173-174-253z">
            <text:p/>
          </draw:path>
          <draw:path draw:style-name="gr85" draw:text-style-name="P23" draw:layer="layout" svg:width="0.793cm" svg:height="0.729cm" svg:x="16.457cm" svg:y="12.6cm" svg:viewBox="0 0 794 730" svg:d="M174 0c-58 80-174 253-174 253 0 0 529 314 794 477 0-116 0-233 0-349-207-127-413-254-620-381z">
            <text:p/>
          </draw:path>
        </draw:g>
        <draw:g>
          <draw:path draw:style-name="gr86" draw:text-style-name="P21" draw:layer="layout" svg:width="0.872cm" svg:height="0.365cm" svg:x="16.815cm" svg:y="12.249cm" svg:viewBox="0 0 873 366" svg:d="M0 98c145-33 291-65 436-98 146 33 291 65 437 98-146 89-291 179-437 268-145-89-291-179-436-268z">
            <text:p/>
          </draw:path>
          <draw:path draw:style-name="gr87" draw:text-style-name="P24" draw:layer="layout" svg:width="0.601cm" svg:height="0.598cm" svg:x="16.649cm" svg:y="12.347cm" svg:viewBox="0 0 602 599" svg:d="M165 0c-55 76-110 153-165 229 201 123 401 247 602 370 0-110 0-220 0-330-146-90-291-179-437-269z">
            <text:p/>
          </draw:path>
          <draw:path draw:style-name="gr88" draw:text-style-name="P25" draw:layer="layout" svg:width="0.601cm" svg:height="0.598cm" svg:x="17.251cm" svg:y="12.347cm" svg:viewBox="0 0 602 599" svg:d="M436 0c-145 90-291 179-436 269 0 110 0 220 0 330 201-123 401-247 602-370-55-76-111-153-166-229z">
            <text:p/>
          </draw:path>
        </draw:g>
        <draw:g>
          <draw:path draw:style-name="gr89" draw:text-style-name="P26" draw:layer="layout" svg:width="0.505cm" svg:height="0.217cm" svg:x="16.998cm" svg:y="12.032cm" svg:viewBox="0 0 506 218" svg:d="M0 62c84-21 169-41 253-62 85 21 169 41 253 62-84 52-168 104-253 156-84-52-169-104-253-156z">
            <text:p/>
          </draw:path>
          <draw:path draw:style-name="gr90" draw:text-style-name="P27" draw:layer="layout" svg:width="0.418cm" svg:height="0.485cm" svg:x="16.833cm" svg:y="12.093cm" svg:viewBox="0 0 419 486" svg:d="M165 0c-55 76-110 153-165 229 140 86 279 171 419 257 0-110 0-220 0-330-85-52-169-104-254-156z">
            <text:p/>
          </draw:path>
          <draw:path draw:style-name="gr91" draw:text-style-name="P28" draw:layer="layout" svg:width="0.417cm" svg:height="0.485cm" svg:x="17.251cm" svg:y="12.093cm" svg:viewBox="0 0 418 486" svg:d="M253 0c-84 52-169 104-253 156 0 110 0 220 0 330 140-86 279-171 418-257-55-76-110-153-165-229z">
            <text:p/>
          </draw:path>
        </draw:g>
        <draw:g>
          <draw:path draw:style-name="gr92" draw:text-style-name="P29" draw:layer="layout" svg:width="0.235cm" svg:height="0.469cm" svg:x="17.016cm" svg:y="11.743cm" svg:viewBox="0 0 236 470" svg:d="M236 0c-79 109-158 217-236 326 78 48 157 96 236 144 0-156 0-313 0-470z">
            <text:p/>
          </draw:path>
          <draw:path draw:style-name="gr93" draw:text-style-name="P30" draw:layer="layout" svg:width="0.234cm" svg:height="0.469cm" svg:x="17.251cm" svg:y="11.743cm" svg:viewBox="0 0 235 470" svg:d="M0 0c0 157 0 314 0 470 78-48 157-96 235-144-78-109-157-217-235-326z">
            <text:p/>
          </draw:path>
        </draw:g>
        <draw:g draw:name="document 1">
          <draw:custom-shape draw:style-name="gr94" draw:text-style-name="P31" draw:layer="layout" svg:width="2.003cm" svg:height="2.299cm" svg:x="8.967cm" svg:y="1.563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5" draw:text-style-name="P32" draw:layer="layout" svg:width="0.75cm" svg:height="1.149cm" svg:x="9.594cm" svg:y="2.138cm" svg:viewBox="0 0 751 1150" draw:points="0,1150 751,1150 751,287 501,0 0,0">
            <text:p/>
          </draw:polygon>
          <draw:polygon draw:style-name="gr96" draw:text-style-name="P33" draw:layer="layout" svg:width="0.286cm" svg:height="0.249cm" draw:transform="rotate (-1.5707963267949) translate (10.345064cm 2.13775cm)" svg:viewBox="0 0 287 250" draw:points="0,250 287,250 287,0">
            <text:p/>
          </draw:polygon>
        </draw:g>
        <draw:g draw:name="folder-web 1">
          <draw:custom-shape draw:style-name="gr97" draw:text-style-name="P31" draw:layer="layout" svg:width="2.438cm" svg:height="2.374cm" svg:x="5.647cm" svg:y="11.49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98" draw:text-style-name="P34" draw:layer="layout" svg:width="1.186cm" svg:height="1.129cm" svg:x="6.264cm" svg:y="12.108cm" svg:viewBox="0 0 1187 1130" svg:d="M495 12c-5-3-10-3-15-5-5 5 5 5 3 12-10 0-17-2-27-7h-5-2c19-5 36-10 56-12 0 7-3 9-10 12zM436 26c5 2 8 2 8 7s-8 5-8 12c5 7 8 7 10 7 5 3 15 0 17 0 8-7 12-16 20-16 2 2 9 19 9 26v16c0 10 13 7 20 12 0 3 0 7 2 7 5 7 8 7 8 10 0 9-10 9-8 24-2 2-9 2-9 9 0 10 17 0 19 7 3 3 0 5-2 12 2 5 5 17-3 17-5 0-7-10-9-10h-10c-5 0-8-2-10-2-7 0-15 2-19-5l24-26c5-2 7-2 5-5-5-7-8-2-15 3-2 0-10 7-14 7-10 0-25-5-35 2 0 2 10 0 10 7-2 3-5 3-10 0-2 0-2-5-2-7-2-2-12-2-20-2-7 0-9 4-9 9 7 3 19-5 19 7-2 5-12 10-12 19 0 3 5 10 10 10 2 0 2-3 5-3 5 0 7 3 9 3 5-5 8-7 15-7 5 7-7 14-15 16-9 3-22 3-26 7-8 3-20 12-20 3-5-7 5-7 5-10-7-2-17 3-22 7-12 3-32 8-37 19 0 3 5 10 0 10 0 2-9 5-12 5-7 2-9 2-12 4h-10c-5 5-5 8-9 15-5 0-5 2-8 2-2 2-7 10-12 14-5 0-5-4-7 0 0 5 2 15 0 22-8 7-37 14-51 30-10 5-25 22-22 31 0 10 4 34 2 38-10-4-19-4-27-12 0-2-2-26-5-28-5 0-5 14-14 5-12-12-20-10-32-7-10 4-12 16-22 16-15-14-34-12-36-9 9-24 21-45 34-64 22-43 51-83 85-117 5 0 12-7 17-4 5 0 5 7 12 7 0 2 12 0 17 0 12-7 0-22-2-22-10-4-22 3-32 7 29-28 61-54 95-76 8 3 12-4 17 3 0 7-9 9-9 14 2 5-5 10-5 12 0 7 7 14 14 14 3 0 13-7 15-14 0-7 0-17 5-19 24 0 51-14 49-43v-9c0-3 0-3 2-5 17-7 37-14 56-19 3 2 5 5 7 7zM85 444c3-5 25-7 25 9 0 3-30 43-22 50 12 3 29-4 39 0 2 0 19 7 17 12-17 33 5 64 12 62 7 0 20-10 32-2 5 0 9 7 14 7 3 0 5-22 22-26 15-8 32-17 34-15 8 3-4 7-2 10 10 7 15-10 19-7 27 23 47 21 61 14 22-10 27 9 35 24 12 0 26 26 41 28 34-5 54 19 59 24 0 2-5 5 0 9 0 10 12 10 9 22 0 4 15 14 20 14 17-2 34 7 39 19 17-2 27 12 41 2 15 15 44 26 49 26 5 5 10 17 10 24-3 36-42 45-44 79 0 7 5 7 5 14 0 2-3 57-30 73-7 0-56 19-58 31-2 10 2 14 2 26-2 3-9 24-24 31 2 19-17 41-19 41-15 4-27-8-35-5 0 7 17 24 17 26 0 7-7 14-9 17-3 4-32 7-34 9 0 5 2 10 0 17-5 7-15 0-20 0 0 7-2 9 3 14 4 0 9 0 12 2-3 7-5 3-5 5-32-12-66-24-95-40-3 0-12-10-12-19 0-5 4-26 4-31s-9-48-9-71c5-43-5-95-10-100-10-21-56-26-66-48-5-28-58-80-58-104 2-2 12-7 12-12s-8-7-8-9c-2-12 8-31 8-31 0 0 27-26 29-29 0 0-7-42-7-45-3-12-3-16-10-16-5 0-15 4-15 19-7 2-26-10-26-10-5-9-30-14-25-33-7-3-14-19-22-22 0 0-31-7-34-7-15-26-54-19-56-19 2-9 0-23 2-31 3 0 69-9 83-28zM1014 983h-19c0-12 5-10 9-24 3-9 8-26 0-28 0-15-4-17 0-43 0-21-14-33-9-57-5-5 5-12 12-19 12-24 15-36 19-55 0-4 3-7 0-9-4-14-9-24-19-33-3-8-10-10-12-15-5-2-8-12-8-14 0-5 0-7 3-12v-19c5-2 7-9 7-12 0-7-7-16-12-16-7-5-17 2-27 0-10-5-10-22-22-24-17-2-34 7-46 9-7 5-12 10-20 10-2 0-9-5-14-5-8 0-34 5-39 10-10 0-37-24-39-26-8-5-15-5-17-7-3-8-3-12-8-19-2-8-9-15-14-19-8-5-17-15-20-22 0-2 3-2 3-5 0-7-5-11-5-14 0-7 5-9 10-12v-12c0-4 4-30 2-35 0-3-7-3-7-10s2-12 7-19c2-2 15-16 15-19 4-4 4-9 4-14 3-2 5-7 13-9 2-3 2-8 7-8 2-2 5-4 10-4 12-7 14-15 22-24 0-10 0-14 7-17 2-7 2-12 10-16 5-7 14-3 22-12 0-5 2-10 2-14 0-7-5-17-10-17s-12 7-14 0v-5c0-4-8-12-8-14s8-9 10-17v-21c7-14 25-7 42-7h7c12 0 22 2 24-7v-19c0-5-5-14-7-17-7-2-17 0-20-7 3-12 15-2 22-5 3 0 3-7 5-12 5 0 8 5 10 5 5 0 10-5 15-7 2-2 5-9 9-12 15 0 35-31 37-33 37 28 59 74 88 109l-8-9c-4 0-7 0-7-3-5 0-7-7-10-7l-2 5c-5 12 2 14 10 19 2 2 2 9 5 12 2 0 9 5 14 5 3 2 5 2 8 7 7 2 17 2 17 9-3 3-13-5-17 3 0 2 4 2 4 7 0 4-7 12-12 12 0-3 3-8 3-10 0-7-15-17-20-19-5-5-10-5-12-7-5-2-15-10-17-12-7-7-10-17-20-17-2 0-7 3-9 8-3 0-13 4-17 4-10 0-13-2-20-2-2 0-2 2-5 7v5c0 5-10 5-14 7-5 2-22 19-22 24 0 2 2 2 2 7 0 2-24 21-24 21-10 0-30-2-30 7 0 7 10 10 17 10h20c2-3 5-7 7-7 5 0 10-5 15-5 5-5 15-7 22-7 0 0 29-5 32-5 7 0 17 5 24 5 2 0 5-5 10-5s9 5 12 7c0 3-3 3 0 7v10c0 2-7 9-7 14 0 2 7 5 9 5 3 4 10 4 15 4h10c2 0 12 3 14 5 3 5 3 10 10 14h10c10 0 17 10 22 8 10 0 5-12 7-17 0-12 22-12 32-5 39 81 58 169 58 261 0 102-27 205-78 295-24 45-56 85-90 121zM890 76c0 2 17 17 19 21 3 15 17 15 17 17 0 7-9 9-9 17-8 2-20 0-32 0-5 2-12 9-17 2-5-2 2-2 2-5 0-5-2-5-2-7 0-5 2-7 2-14 3-3 10 0 15-5 0-5-5-12-7-12-13 0-25-16-17-26 0-2 14-17 17-19 7 2 14 7 22 12 0 2-10 17-10 19zM846 85c5 0 19 5 15 10-5 5-8 21-15 21-7 5-20 15-27 5 0-7 3-12 3-19 0-5 4-5 9-5 5-7 10-12 15-12zM249 185c-3 0-5-5-8-5-5 0-7 3-9 5 0 5 2 5 2 7-7 7-5 17 2 17 3 0 8-14 18-17 2 3 2 3 4 3 5-3 5-12-2-12-2 0-2 2-7 2zM215 183c-5 0-15 0-18 2-2 0-2 7-4 10 0 4-5 7-8 12-2 0-17 19-7 19 5 0 15-8 15-10 2-12 7-17 14-24 8-2 10-2 10-9zM283 207h-10c-5 0-7-5-7 0 7 2 22 4 22 0 0-5-3 0-5 0zM246 218h-19c-3 3-5 0-5 8 0 4 5 2 10 2 9-2 14-7 22-10-5-2-5 0-8 0zM990 228c-5 0-3-10 0-10 2 0 0-2 5 0 0 3 0 8-5 10zM987 235c8-5 10 2 8 17 0 2-10 9-15 0 5-5 0-10 0-17zM1024 268c2-4 7 0 15 0h14c-5 3-5 10-7 12-10-2-17-7-22-12zM258 575c5-5 0-15-2-15-7 5-2 15 2 15z">
            <text:p/>
          </draw:path>
          <draw:custom-shape draw:style-name="gr99" draw:text-style-name="P35" draw:layer="layout" svg:width="1.219cm" svg:height="1.187cm" svg:x="6.257cm" svg:y="1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type-service 1">
          <draw:polygon draw:style-name="gr100" draw:text-style-name="P36" draw:layer="layout" svg:width="1.033cm" svg:height="1.058cm" svg:x="2.538cm" svg:y="7.183cm" svg:viewBox="0 0 1034 1059" draw:points="706,222 825,97 942,210 819,335 862,445 1034,445 1034,608 862,608 819,720 942,843 825,959 706,833 595,877 595,1059 436,1059 436,877 328,833 206,959 95,843 215,720 172,611 0,611 0,445 172,445 215,335 95,210 206,97 328,222 436,175 436,0 595,0 595,175">
            <text:p/>
          </draw:polygon>
          <draw:path draw:style-name="gr101" draw:text-style-name="P36" draw:layer="layout" svg:width="0.352cm" svg:height="0.362cm" svg:x="2.878cm" svg:y="7.531cm" svg:viewBox="0 0 353 363" svg:d="M353 182c0-97-80-182-178-182-95 0-175 85-175 182 0 100 80 181 175 181 98 0 178-81 178-181z">
            <text:p/>
          </draw:path>
          <draw:polygon draw:style-name="gr102" draw:text-style-name="P36" draw:layer="layout" svg:width="1.033cm" svg:height="1.055cm" svg:x="2.823cm" svg:y="7.474cm" svg:viewBox="0 0 1034 1056" draw:points="706,219 825,97 942,210 819,335 862,445 1034,445 1034,608 862,608 819,720 942,843 825,962 706,833 598,880 598,1056 436,1056 436,880 328,833 206,962 95,843 215,720 169,608 0,608 0,445 169,445 215,335 95,210 206,97 328,219 436,175 436,0 598,0 598,175">
            <text:p/>
          </draw:polygon>
          <draw:path draw:style-name="gr103" draw:text-style-name="P36" draw:layer="layout" svg:width="0.355cm" svg:height="0.362cm" svg:x="3.164cm" svg:y="7.822cm" svg:viewBox="0 0 356 363" svg:d="M356 182c0-101-80-182-178-182s-178 81-178 182c0 100 80 181 178 181s178-81 178-181z">
            <text:p/>
          </draw:path>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04" draw:text-style-name="P7" draw:layer="layout" svg:width="0.45cm" svg:height="0.352cm" svg:x="13.249cm" svg:y="8.114cm" svg:viewBox="0 0 451 353" svg:d="M0 353c155 0 451-71 451-212s-15-141-169-141c0 106-282 212-282 353z">
            <text:p/>
          </draw:path>
          <draw:g>
            <draw:polygon draw:style-name="gr105" draw:text-style-name="P37" draw:layer="layout" svg:width="0.281cm" svg:height="0.987cm" svg:x="13.249cm" svg:y="7.479cm" svg:viewBox="0 0 282 988" draw:points="0,988 0,176 282,0 282,811">
              <text:p/>
            </draw:polygon>
            <draw:polygon draw:style-name="gr106" draw:text-style-name="P20" draw:layer="layout" svg:width="0.675cm" svg:height="0.422cm" svg:x="12.855cm" svg:y="7.232cm" svg:viewBox="0 0 676 423" draw:points="394,423 0,176 282,0 676,247">
              <text:p/>
            </draw:polygon>
            <draw:polygon draw:style-name="gr107" draw:text-style-name="P38" draw:layer="layout" svg:width="0.393cm" svg:height="1.057cm" svg:x="12.855cm" svg:y="7.409cm" svg:viewBox="0 0 394 1058" draw:points="0,811 0,0 394,247 394,1058">
              <text:p/>
            </draw:polygon>
            <draw:polygon draw:style-name="gr108" draw:text-style-name="P39" draw:layer="layout" svg:width="0.055cm" svg:height="0.14cm" svg:x="12.968cm" svg:y="7.62cm" svg:viewBox="0 0 56 141" draw:points="0,106 0,0 56,35 56,141">
              <text:p/>
            </draw:polygon>
            <draw:polygon draw:style-name="gr109" draw:text-style-name="P38" draw:layer="layout" svg:width="0.281cm" svg:height="0.246cm" svg:x="13.193cm" svg:y="7.197cm" svg:viewBox="0 0 282 247" draw:points="0,71 0,0 282,176 282,247">
              <text:p/>
            </draw:polygon>
            <draw:polygon draw:style-name="gr110" draw:text-style-name="P11" draw:layer="layout" svg:width="0.675cm" svg:height="1.269cm" svg:x="12.855cm" svg:y="7.197cm" svg:viewBox="0 0 676 1270" draw:points="0,1023 0,212 282,35 338,71 338,0 620,176 620,247 676,282 676,1094 394,1270">
              <text:p/>
            </draw:polygon>
            <draw:polygon draw:style-name="gr111" draw:text-style-name="P12" draw:layer="layout" svg:width="0.055cm" svg:height="0.846cm" svg:x="13.024cm" svg:y="6.562cm" svg:viewBox="0 0 56 847" draw:points="0,847 0,0 56,0 56,847">
              <text:p/>
            </draw:polygon>
            <draw:polygon draw:style-name="gr112" draw:text-style-name="P40" draw:layer="layout" svg:width="0.055cm" svg:height="0.14cm" svg:x="13.08cm" svg:y="8.15cm" svg:viewBox="0 0 56 141" draw:points="0,106 0,0 56,35 56,141">
              <text:p/>
            </draw:polygon>
          </draw:g>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13" draw:text-style-name="P7" draw:layer="layout" svg:width="0.45cm" svg:height="0.352cm" svg:x="13.54cm" svg:y="8.115cm" svg:viewBox="0 0 451 353" svg:d="M0 353c155 0 451-71 451-212s-15-141-169-141c0 106-282 212-282 353z">
            <text:p/>
          </draw:path>
          <draw:g>
            <draw:polygon draw:style-name="gr114" draw:text-style-name="P37" draw:layer="layout" svg:width="0.281cm" svg:height="0.987cm" svg:x="13.54cm" svg:y="7.48cm" svg:viewBox="0 0 282 988" draw:points="0,988 0,176 282,0 282,811">
              <text:p/>
            </draw:polygon>
            <draw:polygon draw:style-name="gr115" draw:text-style-name="P20" draw:layer="layout" svg:width="0.675cm" svg:height="0.422cm" svg:x="13.146cm" svg:y="7.233cm" svg:viewBox="0 0 676 423" draw:points="394,423 0,176 282,0 676,247">
              <text:p/>
            </draw:polygon>
            <draw:polygon draw:style-name="gr116" draw:text-style-name="P38" draw:layer="layout" svg:width="0.393cm" svg:height="1.057cm" svg:x="13.146cm" svg:y="7.41cm" svg:viewBox="0 0 394 1058" draw:points="0,811 0,0 394,247 394,1058">
              <text:p/>
            </draw:polygon>
            <draw:polygon draw:style-name="gr117" draw:text-style-name="P39" draw:layer="layout" svg:width="0.055cm" svg:height="0.14cm" svg:x="13.259cm" svg:y="7.621cm" svg:viewBox="0 0 56 141" draw:points="0,106 0,0 56,35 56,141">
              <text:p/>
            </draw:polygon>
            <draw:polygon draw:style-name="gr118" draw:text-style-name="P38" draw:layer="layout" svg:width="0.281cm" svg:height="0.246cm" svg:x="13.484cm" svg:y="7.198cm" svg:viewBox="0 0 282 247" draw:points="0,71 0,0 282,176 282,247">
              <text:p/>
            </draw:polygon>
            <draw:polygon draw:style-name="gr119" draw:text-style-name="P11" draw:layer="layout" svg:width="0.675cm" svg:height="1.269cm" svg:x="13.146cm" svg:y="7.198cm" svg:viewBox="0 0 676 1270" draw:points="0,1023 0,212 282,35 338,71 338,0 620,176 620,247 676,282 676,1094 394,1270">
              <text:p/>
            </draw:polygon>
            <draw:polygon draw:style-name="gr120" draw:text-style-name="P12" draw:layer="layout" svg:width="0.055cm" svg:height="0.846cm" svg:x="13.315cm" svg:y="6.563cm" svg:viewBox="0 0 56 847" draw:points="0,847 0,0 56,0 56,847">
              <text:p/>
            </draw:polygon>
            <draw:polygon draw:style-name="gr121" draw:text-style-name="P40" draw:layer="layout" svg:width="0.055cm" svg:height="0.14cm" svg:x="13.371cm" svg:y="8.151cm" svg:viewBox="0 0 56 141" draw:points="0,106 0,0 56,35 56,141">
              <text:p/>
            </draw:polygon>
          </draw:g>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22" draw:text-style-name="P7" draw:layer="layout" svg:width="0.45cm" svg:height="0.352cm" svg:x="13.931cm" svg:y="8.116cm" svg:viewBox="0 0 451 353" svg:d="M0 353c155 0 451-71 451-212s-15-141-169-141c0 106-282 212-282 353z">
            <text:p/>
          </draw:path>
          <draw:g>
            <draw:polygon draw:style-name="gr123" draw:text-style-name="P37" draw:layer="layout" svg:width="0.281cm" svg:height="0.987cm" svg:x="13.931cm" svg:y="7.481cm" svg:viewBox="0 0 282 988" draw:points="0,988 0,176 282,0 282,811">
              <text:p/>
            </draw:polygon>
            <draw:polygon draw:style-name="gr124" draw:text-style-name="P20" draw:layer="layout" svg:width="0.675cm" svg:height="0.422cm" svg:x="13.537cm" svg:y="7.234cm" svg:viewBox="0 0 676 423" draw:points="394,423 0,176 282,0 676,247">
              <text:p/>
            </draw:polygon>
            <draw:polygon draw:style-name="gr125" draw:text-style-name="P38" draw:layer="layout" svg:width="0.393cm" svg:height="1.057cm" svg:x="13.537cm" svg:y="7.411cm" svg:viewBox="0 0 394 1058" draw:points="0,811 0,0 394,247 394,1058">
              <text:p/>
            </draw:polygon>
            <draw:polygon draw:style-name="gr126" draw:text-style-name="P39" draw:layer="layout" svg:width="0.055cm" svg:height="0.14cm" svg:x="13.65cm" svg:y="7.622cm" svg:viewBox="0 0 56 141" draw:points="0,106 0,0 56,35 56,141">
              <text:p/>
            </draw:polygon>
            <draw:polygon draw:style-name="gr127" draw:text-style-name="P38" draw:layer="layout" svg:width="0.281cm" svg:height="0.246cm" svg:x="13.875cm" svg:y="7.199cm" svg:viewBox="0 0 282 247" draw:points="0,71 0,0 282,176 282,247">
              <text:p/>
            </draw:polygon>
            <draw:polygon draw:style-name="gr128" draw:text-style-name="P11" draw:layer="layout" svg:width="0.675cm" svg:height="1.269cm" svg:x="13.537cm" svg:y="7.199cm" svg:viewBox="0 0 676 1270" draw:points="0,1023 0,212 282,35 338,71 338,0 620,176 620,247 676,282 676,1094 394,1270">
              <text:p/>
            </draw:polygon>
            <draw:polygon draw:style-name="gr129" draw:text-style-name="P12" draw:layer="layout" svg:width="0.055cm" svg:height="0.846cm" svg:x="13.706cm" svg:y="6.564cm" svg:viewBox="0 0 56 847" draw:points="0,847 0,0 56,0 56,847">
              <text:p/>
            </draw:polygon>
            <draw:polygon draw:style-name="gr130" draw:text-style-name="P40" draw:layer="layout" svg:width="0.055cm" svg:height="0.14cm" svg:x="13.762cm" svg:y="8.152cm" svg:viewBox="0 0 56 141" draw:points="0,106 0,0 56,35 56,141">
              <text:p/>
            </draw:polygon>
          </draw:g>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31" draw:text-style-name="P7" draw:layer="layout" svg:width="0.45cm" svg:height="0.352cm" svg:x="14.322cm" svg:y="8.117cm" svg:viewBox="0 0 451 353" svg:d="M0 353c155 0 451-71 451-212s-15-141-169-141c0 106-282 212-282 353z">
            <text:p/>
          </draw:path>
          <draw:g>
            <draw:polygon draw:style-name="gr132" draw:text-style-name="P37" draw:layer="layout" svg:width="0.281cm" svg:height="0.987cm" svg:x="14.322cm" svg:y="7.482cm" svg:viewBox="0 0 282 988" draw:points="0,988 0,176 282,0 282,811">
              <text:p/>
            </draw:polygon>
            <draw:polygon draw:style-name="gr133" draw:text-style-name="P20" draw:layer="layout" svg:width="0.675cm" svg:height="0.422cm" svg:x="13.928cm" svg:y="7.235cm" svg:viewBox="0 0 676 423" draw:points="394,423 0,176 282,0 676,247">
              <text:p/>
            </draw:polygon>
            <draw:polygon draw:style-name="gr134" draw:text-style-name="P38" draw:layer="layout" svg:width="0.393cm" svg:height="1.057cm" svg:x="13.928cm" svg:y="7.412cm" svg:viewBox="0 0 394 1058" draw:points="0,811 0,0 394,247 394,1058">
              <text:p/>
            </draw:polygon>
            <draw:polygon draw:style-name="gr135" draw:text-style-name="P39" draw:layer="layout" svg:width="0.055cm" svg:height="0.14cm" svg:x="14.041cm" svg:y="7.623cm" svg:viewBox="0 0 56 141" draw:points="0,106 0,0 56,35 56,141">
              <text:p/>
            </draw:polygon>
            <draw:polygon draw:style-name="gr136" draw:text-style-name="P38" draw:layer="layout" svg:width="0.281cm" svg:height="0.246cm" svg:x="14.266cm" svg:y="7.2cm" svg:viewBox="0 0 282 247" draw:points="0,71 0,0 282,176 282,247">
              <text:p/>
            </draw:polygon>
            <draw:polygon draw:style-name="gr137" draw:text-style-name="P11" draw:layer="layout" svg:width="0.675cm" svg:height="1.269cm" svg:x="13.928cm" svg:y="7.2cm" svg:viewBox="0 0 676 1270" draw:points="0,1023 0,212 282,35 338,71 338,0 620,176 620,247 676,282 676,1094 394,1270">
              <text:p/>
            </draw:polygon>
            <draw:polygon draw:style-name="gr138" draw:text-style-name="P12" draw:layer="layout" svg:width="0.055cm" svg:height="0.846cm" svg:x="14.097cm" svg:y="6.565cm" svg:viewBox="0 0 56 847" draw:points="0,847 0,0 56,0 56,847">
              <text:p/>
            </draw:polygon>
            <draw:polygon draw:style-name="gr139" draw:text-style-name="P40" draw:layer="layout" svg:width="0.055cm" svg:height="0.14cm" svg:x="14.153cm" svg:y="8.153cm" svg:viewBox="0 0 56 141" draw:points="0,106 0,0 56,35 56,141">
              <text:p/>
            </draw:polygon>
          </draw:g>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140" draw:text-style-name="P7" draw:layer="layout" svg:width="0.45cm" svg:height="0.352cm" svg:x="9.722cm" svg:y="8.417cm" svg:viewBox="0 0 451 353" svg:d="M0 353c155 0 451-71 451-212s-15-141-169-141c0 106-282 212-282 353z">
            <text:p/>
          </draw:path>
          <draw:g>
            <draw:polygon draw:style-name="gr141" draw:text-style-name="P37" draw:layer="layout" svg:width="0.281cm" svg:height="0.987cm" svg:x="9.722cm" svg:y="7.782cm" svg:viewBox="0 0 282 988" draw:points="0,988 0,176 282,0 282,811">
              <text:p/>
            </draw:polygon>
            <draw:polygon draw:style-name="gr142" draw:text-style-name="P20" draw:layer="layout" svg:width="0.675cm" svg:height="0.422cm" svg:x="9.328cm" svg:y="7.535cm" svg:viewBox="0 0 676 423" draw:points="394,423 0,176 282,0 676,247">
              <text:p/>
            </draw:polygon>
            <draw:polygon draw:style-name="gr143" draw:text-style-name="P38" draw:layer="layout" svg:width="0.393cm" svg:height="1.057cm" svg:x="9.328cm" svg:y="7.712cm" svg:viewBox="0 0 394 1058" draw:points="0,811 0,0 394,247 394,1058">
              <text:p/>
            </draw:polygon>
            <draw:polygon draw:style-name="gr144" draw:text-style-name="P39" draw:layer="layout" svg:width="0.055cm" svg:height="0.14cm" svg:x="9.441cm" svg:y="7.923cm" svg:viewBox="0 0 56 141" draw:points="0,106 0,0 56,35 56,141">
              <text:p/>
            </draw:polygon>
            <draw:polygon draw:style-name="gr145" draw:text-style-name="P38" draw:layer="layout" svg:width="0.281cm" svg:height="0.246cm" svg:x="9.666cm" svg:y="7.5cm" svg:viewBox="0 0 282 247" draw:points="0,71 0,0 282,176 282,247">
              <text:p/>
            </draw:polygon>
            <draw:polygon draw:style-name="gr146" draw:text-style-name="P11" draw:layer="layout" svg:width="0.675cm" svg:height="1.269cm" svg:x="9.328cm" svg:y="7.5cm" svg:viewBox="0 0 676 1270" draw:points="0,1023 0,212 282,35 338,71 338,0 620,176 620,247 676,282 676,1094 394,1270">
              <text:p/>
            </draw:polygon>
            <draw:polygon draw:style-name="gr147" draw:text-style-name="P12" draw:layer="layout" svg:width="0.055cm" svg:height="0.846cm" svg:x="9.497cm" svg:y="6.865cm" svg:viewBox="0 0 56 847" draw:points="0,847 0,0 56,0 56,847">
              <text:p/>
            </draw:polygon>
            <draw:polygon draw:style-name="gr148" draw:text-style-name="P40" draw:layer="layout" svg:width="0.055cm" svg:height="0.14cm" svg:x="9.553cm" svg:y="8.453cm" svg:viewBox="0 0 56 141" draw:points="0,106 0,0 56,35 56,141">
              <text:p/>
            </draw:polygon>
          </draw:g>
        </draw:g>
        <draw:path draw:name="curve-top-line 1" draw:style-name="gr149" draw:text-style-name="P15" draw:layer="layout" svg:width="3.492cm" svg:height="2.221cm" draw:transform="rotate (1.5707963267949) translate (14.97cm 11.325cm)" svg:viewBox="0 0 3493 2222" svg:d="M3493 22c0-191-9 927-9 1117 0 221-16 377-47 542-31 164-75 301-128 396s-122 145-165 145l-3144-6">
          <text:p/>
        </draw:path>
        <draw:line draw:style-name="gr150" draw:text-style-name="P1" draw:layer="layout" svg:x1="3.105cm" svg:y1="6.585cm" svg:x2="3.105cm" svg:y2="4.997cm">
          <text:p/>
        </draw:line>
        <draw:line draw:style-name="gr151" draw:text-style-name="P1" draw:layer="layout" svg:x1="9.89cm" svg:y1="6.267cm" svg:x2="9.89cm" svg:y2="4.997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666666"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666666" draw:end-color="#999999" draw:start-intensity="100%" draw:end-intensity="100%" draw:angle="0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ght_20_Grey_20_Linear_20_B" draw:display-name="Light Grey Linear B" draw:style="linear" draw:start-color="#b3b3b3" draw:end-color="#e5e5e5" draw:start-intensity="100%" draw:end-intensity="100%" draw:angle="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2" draw:display-name="Arrowheads 2" svg:viewBox="0 0 1013 1130" svg:d="M1009 1050l-449-1008-22-30-29-12-34 12-21 26-449 1012-5 13v8l5 21 12 21 17 13 21 4h903l21-4 21-13 9-21 4-21v-8z"/>
    <draw:marker draw:name="Arrowheads_20_3" draw:display-name="Arrowheads 3"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_33__20_Dashes_20_3_20_Dots_20__28_var_29_" draw:display-name="3 Dashes 3 Dots (var)" draw:style="rect" draw:dots1="3" draw:dots1-length="197%" draw:dots2="3" draw:distance="10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006cm" fo:page-height="16.73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22T17:59:30.626656115</meta:creation-date>
    <dc:date>2024-02-23T10:39:25.157182214</dc:date>
    <meta:editing-duration>PT34M2S</meta:editing-duration>
    <meta:editing-cycles>5</meta:editing-cycles>
    <meta:generator>LibreOffice/7.3.7.2$Linux_X86_64 LibreOffice_project/30$Build-2</meta:generator>
    <meta:document-statistic meta:object-count="180"/>
  </office:meta>
</office:document-meta>
</file>